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gsanaUPC" svg:font-family="AngsanaUPC"/>
    <style:font-face style:name="Courier New" svg:font-family="'Courier New'"/>
    <style:font-face style:name="Georgia" svg:font-family="Georgi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307in" style:page-number="auto"/>
      <style:text-properties fo:font-size="7.55000019073486pt" style:font-size-asian="7.55000019073486pt" style:font-size-complex="7.55000019073486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29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71in" style:type="right"/>
        </style:tab-stops>
      </style:paragraph-properties>
    </style:style>
    <style:style style:name="P6" style:family="paragraph" style:parent-style-name="Body_20_text_20__28_2_29_" style:master-page-name="">
      <style:paragraph-properties fo:margin-left="0in" fo:margin-right="0in" fo:margin-top="0in" fo:margin-bottom="0in" loext:contextual-spacing="false" fo:text-indent="0in" style:auto-text-indent="false" style:page-number="auto"/>
    </style:style>
    <style:style style:name="P7" style:family="paragraph" style:parent-style-name="Body_20_text_20__28_2_29_" style:master-page-name="">
      <style:paragraph-properties fo:margin-left="0in" fo:margin-right="0in" fo:margin-top="0in" fo:margin-bottom="0in" loext:contextual-spacing="false" fo:line-height="0.1272in" fo:text-align="start" style:justify-single-word="false" fo:text-indent="0in" style:auto-text-indent="false" style:page-number="auto"/>
    </style:style>
    <style:style style:name="P8"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9" style:family="paragraph" style:parent-style-name="Body_20_text_20__28_2_29_" style:master-page-name="">
      <style:paragraph-properties fo:margin-left="0in" fo:margin-right="0in" fo:margin-top="0in" fo:margin-bottom="0.0736in" loext:contextual-spacing="false" fo:line-height="0.1272in" fo:text-align="justify" style:justify-single-word="false" fo:text-indent="0in" style:auto-text-indent="false" style:page-number="auto"/>
    </style:style>
    <style:style style:name="P10" style:family="paragraph" style:parent-style-name="Body_20_text_20__28_5_29_" style:master-page-name="">
      <style:paragraph-properties fo:margin-left="0in" fo:margin-right="0in" fo:margin-top="0in" fo:margin-bottom="0in" loext:contextual-spacing="false" fo:line-height="0.0866in" fo:text-align="justify" style:justify-single-word="false" fo:text-indent="0.1945in" style:auto-text-indent="false" style:page-number="auto"/>
    </style:style>
    <style:style style:name="P11" style:family="paragraph" style:parent-style-name="Body_20_text_20__28_5_29_" style:master-page-name="">
      <style:paragraph-properties fo:margin-left="0in" fo:margin-right="0in" fo:margin-top="0in" fo:margin-bottom="0in" loext:contextual-spacing="false" fo:line-height="0.0835in" fo:text-align="justify" style:justify-single-word="false" fo:text-indent="0.1945in" style:auto-text-indent="false" style:page-number="auto"/>
    </style:style>
    <style:style style:name="P12" style:family="paragraph" style:parent-style-name="Body_20_text_20__28_2_29_" style:master-page-name="">
      <style:paragraph-properties fo:margin-left="0in" fo:margin-right="0in" fo:margin-top="0in" fo:margin-bottom="0.0736in" loext:contextual-spacing="false" fo:line-height="0.1272in" fo:text-align="start" style:justify-single-word="false" fo:text-indent="0.1665in" style:auto-text-indent="false" style:page-number="auto"/>
    </style:style>
    <style:style style:name="P13" style:family="paragraph" style:parent-style-name="Body_20_text_20__28_5_29_" style:master-page-name="">
      <style:paragraph-properties fo:margin-left="0in" fo:margin-right="0in" fo:margin-top="0in" fo:margin-bottom="0in" loext:contextual-spacing="false" fo:line-height="0.1528in" fo:text-align="start" style:justify-single-word="false" fo:text-indent="0.1665in" style:auto-text-indent="false" style:page-number="auto"/>
    </style:style>
    <style:style style:name="P14" style:family="paragraph" style:parent-style-name="Body_20_text_20__28_5_29_" style:master-page-name="">
      <style:paragraph-properties fo:margin-left="0in" fo:margin-right="0in" fo:margin-top="0in" fo:margin-bottom="0in" loext:contextual-spacing="false" fo:line-height="0.0866in" fo:text-align="start" style:justify-single-word="false" fo:text-indent="0.1665in" style:auto-text-indent="false" style:page-number="auto"/>
    </style:style>
    <style:style style:name="P15" style:family="paragraph" style:parent-style-name="Body_20_text_20__28_2_29_" style:master-page-name="">
      <style:paragraph-properties fo:margin-left="0in" fo:margin-right="0in" fo:margin-top="0in" fo:margin-bottom="0.0209in" loext:contextual-spacing="false" fo:line-height="0.1272in" fo:text-align="start" style:justify-single-word="false" fo:text-indent="0.1665in" style:auto-text-indent="false" style:page-number="auto"/>
    </style:style>
    <style:style style:name="P16" style:family="paragraph" style:parent-style-name="Body_20_text_20__28_5_29_" style:master-page-name="">
      <style:paragraph-properties fo:margin-left="0in" fo:margin-right="0in" fo:margin-top="0in" fo:margin-bottom="0in" loext:contextual-spacing="false" fo:line-height="0.0835in" fo:text-align="start" style:justify-single-word="false" fo:text-indent="0.1528in" style:auto-text-indent="false" style:page-number="auto"/>
    </style:style>
    <style:style style:name="P17" style:family="paragraph" style:parent-style-name="Body_20_text_20__28_2_29_" style:master-page-name="">
      <style:paragraph-properties fo:margin-left="0in" fo:margin-right="0in" fo:margin-top="0in" fo:margin-bottom="0in" loext:contextual-spacing="false" fo:line-height="0.1272in" fo:text-align="justify" style:justify-single-word="false" fo:text-indent="0.1528in" style:auto-text-indent="false" style:page-number="auto"/>
    </style:style>
    <style:style style:name="P18" style:family="paragraph" style:parent-style-name="Body_20_text_20__28_2_29_" style:master-page-name="">
      <style:paragraph-properties fo:margin-left="0in" fo:margin-right="0in" fo:margin-top="0in" fo:margin-bottom="0in" loext:contextual-spacing="false" fo:line-height="0.1272in" fo:text-align="start" style:justify-single-word="false" fo:text-indent="0.1528in" style:auto-text-indent="false" style:page-number="auto"/>
    </style:style>
    <style:style style:name="P19" style:family="paragraph" style:parent-style-name="Body_20_text_20__28_5_29_" style:master-page-name="">
      <style:paragraph-properties fo:margin-left="0in" fo:margin-right="0in" fo:margin-top="0in" fo:margin-bottom="0in" loext:contextual-spacing="false" fo:line-height="0.1528in" fo:text-align="start" style:justify-single-word="false" fo:text-indent="0.2083in" style:auto-text-indent="false" style:page-number="auto"/>
    </style:style>
    <style:style style:name="P20" style:family="paragraph" style:parent-style-name="Body_20_text_20__28_2_29_" style:master-page-name="">
      <style:paragraph-properties fo:margin-left="0.1945in" fo:margin-right="0in" fo:margin-top="0in" fo:margin-bottom="0in" loext:contextual-spacing="false" fo:text-align="justify" style:justify-single-word="false" fo:text-indent="0in" style:auto-text-indent="false" style:page-number="auto"/>
    </style:style>
    <style:style style:name="P21" style:family="paragraph" style:parent-style-name="Body_20_text_20__28_2_29_" style:master-page-name="">
      <style:paragraph-properties fo:margin-left="0.3055in" fo:margin-right="0in" fo:margin-top="0in" fo:margin-bottom="0in" loext:contextual-spacing="false" fo:text-align="start" style:justify-single-word="false" fo:text-indent="0in" style:auto-text-indent="false" style:page-number="auto"/>
    </style:style>
    <style:style style:name="P22" style:family="paragraph" style:parent-style-name="Body_20_text_20__28_2_29_" style:master-page-name="PageStyle1">
      <style:paragraph-properties fo:margin-left="0in" fo:margin-right="0in" fo:margin-top="0in" fo:margin-bottom="0in" loext:contextual-spacing="false" fo:line-height="0.1272in" fo:text-align="justify" style:justify-single-word="false" fo:text-indent="0.1945in" style:auto-text-indent="false" style:page-number="4">
        <style:drop-cap style:lines="2" style:distance="0.0035in" style:style-name="DropCap2"/>
      </style:paragraph-properties>
    </style:style>
    <style:style style:name="P23" style:family="paragraph" style:parent-style-name="Body_20_text_20__28_2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24" style:family="paragraph" style:parent-style-name="Body_20_text_20__28_2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25" style:family="paragraph" style:parent-style-name="Heading_20__23_1" style:master-page-name="">
      <style:paragraph-properties fo:margin-left="0.0138in" fo:margin-right="0in" fo:margin-top="0in" fo:margin-bottom="0in" loext:contextual-spacing="false" fo:line-height="0.1807in" fo:keep-together="always" fo:text-indent="0in" style:auto-text-indent="false" style:page-number="auto" fo:keep-with-next="always"/>
    </style:style>
    <style:style style:name="P26" style:family="paragraph" style:parent-style-name="Body_20_text_20__28_3_29_" style:master-page-name="PageStyle0">
      <style:paragraph-properties fo:margin-left="0.0138in" fo:margin-right="0in" fo:margin-top="0in" fo:margin-bottom="0.0402in" loext:contextual-spacing="false" fo:line-height="0.111in" fo:text-indent="0in" style:auto-text-indent="false" style:page-number="1"/>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Sect1" style:family="section">
      <style:section-properties fo:margin-left="2.1634in" fo:margin-right="2.1728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2.1634in" fo:margin-right="2.1839in" style:editable="false">
        <style:columns fo:column-count="2" fo:column-gap="0.0709in">
          <style:column style:rel-width="32767*" fo:start-indent="0in" fo:end-indent="0.0354in"/>
          <style:column style:rel-width="32768*" fo:start-indent="0.0354in" fo:end-indent="0in"/>
        </style:columns>
      </style:section-properties>
    </style:style>
    <style:style style:name="Sect4" style:family="section">
      <style:section-properties fo:margin-left="2.102in" fo:margin-right="2.2602in" style:editable="false">
        <style:columns fo:column-count="2" fo:column-gap="0.0764in">
          <style:column style:rel-width="32767*" fo:start-indent="0in" fo:end-indent="0.0382in"/>
          <style:column style:rel-width="32768*" fo:start-indent="0.0382in" fo:end-indent="0in"/>
        </style:columns>
      </style:section-properties>
    </style:style>
    <text:list-style style:name="L1">
      <text:list-level-style-number text:level="1" text:style-name="CharStyle14" style:num-format="1" text:start-value="2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26"><text:span text:style-name="CharStyle4">THE SECOND EPISTLE OF</text:span></text:p>
        <text:h text:style-name="P25" text:outline-level="1"><text:bookmark-start text:name="bookmark0"/><text:span text:style-name="CharStyle9">PETER</text:span><text:bookmark-end text:name="bookmark0"/></text:h>
      </text:section>
      <text:section text:style-name="Sect2" text:name="Section1">
        <text:p text:style-name="P2"/>
        <text:p text:style-name="P1"/>
      </text:section>
      <text:section text:style-name="Sect3" text:name="Section2">
        <text:p text:style-name="Body_20_text_20__28_4_29__20__2b__20_DropCap2">I<text:span text:style-name="CharStyle11">Symeon Peter, a servant and apostle of Jesus Christ, to those who have been allotted a faith of equal privilege with ours, by the equity of our God 2 and saviour Jesus Christ; grace and peace be multiplied to you by the knowledge of * our Lord. 3 Inasmuch as his power divine has bestowed upon us every requisite for life and godliness by the knowledge of him who called us to his own glory and 4 excellence—bestowing on us thereby promises precious and supreme, that by means of them you may escape the corruption produced within the world by lust, and participate in the di- 5 vine nature—for this very rea­son, do you contrive to make it your whole concern to furnish your faith with resolution, reso- 6 lution with intelligence, intelli­gence with self-control, self-con­trol with stedfastness, stedfast- 7 ness with godliness, godliness with brotherliness, and brother­liness with Christian love.</text:span></text:p>
        <text:p text:style-name="P6"><text:span text:style-name="CharStyle14">8 For as these qualities exist and increase with you, they render you active and fruitful in the knowledge of our Lord Jesus 9 Christ; whereas he who has not these by him is blind, short­sighted, oblivious that he has been cleansed from his erstwhile io sins. So be the more eager, brothers, to ratify your calling and election, for as you exercise these qualities you will never ix make a slip; you will thus be richly furnished with the right of entry into the eternal realm</text:span></text:p>
        <text:p text:style-name="P19"><text:span text:style-name="CharStyle16">* Omitting </text:span><text:span text:style-name="CharStyle17">tov </text:span><text:span text:style-name="CharStyle16">Oeou xal </text:span><text:span text:style-name="CharStyle18">’Itjctou.</text:span></text:p>
        <text:p text:style-name="P7"><text:span text:style-name="CharStyle14">of our Lord and saviour Jesus Christ.</text:span></text:p>
        <text:p text:style-name="P15"><text:span text:style-name="CharStyle14">Hence I mean to keep on re- 12 minding you of this, although you are aware of it and are fixed in your experience of the Truth; so long as I am in this tent, I 13 deem it proper to stir you up by way of reminder, since I know 14 my tent must be folded up very soon—as indeed our Lord Jesus Christ has shown me. Yes, 15 and I will see to it that, even when I am gone, you keep this constantly in mind. For 16 it was no fabricated fables that we followed when we reported to you the power and advent of our Lord Jesus Christ; we were admitted to the spec­tacle of his sovereignty, when he 17 was invested with honour and glory by God the Father, and when the following voice was borne to him from * the sublime Glory, “This is my son, the Be­loved, in whom I delight.” That 18 voice borne from heaven we heard, we who were beside him on the sacred hill, and thus we 19 have gained fresh confirmation of the prophetic word. Pray at­tend to that word; it shines like a lamp within a darksome spot, till the Day dawns and the day- star rises within your hearts— understanding this, at the out- </text:span><text:span text:style-name="CharStyle19">20 </text:span><text:span text:style-name="CharStyle14">set, that no prophetic scripture allows a man to interpret it by himself; for prophecy never 2r came by human impulse, it was when carried away by the holy Spirit that the t holy men of God spoke.</text:span></text:p>
        <text:p text:style-name="P13"><text:span text:style-name="CharStyle16">* Reading fij</text:span><text:span text:style-name="CharStyle20">ii&gt;</text:span><text:span text:style-name="CharStyle16"> instead of </text:span><text:span text:style-name="CharStyle20">imi.</text:span></text:p>
        <text:p text:style-name="P13"><text:span text:style-name="CharStyle16">t Reading ol </text:span><text:span text:style-name="CharStyle18">&amp;yioi</text:span><text:span text:style-name="CharStyle16"> freoO fiv^QcoTtoi.</text:span></text:p>
      </text:section>
      <text:section text:style-name="Sect4" text:name="Section3">
        <text:p text:style-name="P22">2<text:span text:style-name="CharStyle14"> Still, false prophets did ap­pear among the People, as among you also there shall be false teachers, men who insinu­ate destructive heresies, even disowning the Lord who ran­somed them, bringing rapid de- </text:span><text:span text:style-name="CharStyle22">3</text:span><text:span text:style-name="CharStyle14"> struction on themselves, and followed by many in their im­morality </text:span><text:span text:style-name="CharStyle23">(thanks to them</text:span><text:span text:style-name="CharStyle14"> the </text:span><text:span text:style-name="CharStyle22">3</text:span><text:span text:style-name="CharStyle14"> true Way </text:span><text:span text:style-name="CharStyle23">will be maligned</text:span><text:span text:style-name="CharStyle14">); in their lust they will exploit you with cunning arguments—men whose doom comes apace from of old, and on their trail de­struction is awake.</text:span></text:p>
        <text:p text:style-name="P9"><text:span text:style-name="CharStyle22">4</text:span><text:span text:style-name="CharStyle14"> For if God did not spare an­gels who had sinned, but, com­mitting them to pits of the nether gloom in Tartarus, re­served them under punishment * S for doom: if he did not spare the ancient world but kept Noah, the herald of righteousness, safe with seven others, when he let loose the deluge on the world of </text:span><text:span text:style-name="CharStyle22">6</text:span><text:span text:style-name="CharStyle14"> impious men: if he reduced the cities of Sodom and Gomorra to ashes when he sentenced them to devastation, and thus gave the impious + an example of </text:span><text:span text:style-name="CharStyle22">7</text:span><text:span text:style-name="CharStyle14"> what was in store for them, but rescued righteous Lot who was sore burdened by the immoral </text:span><text:span text:style-name="CharStyle22">8</text:span><text:span text:style-name="CharStyle14"> behaviour of the lawless (for when that righteous man resided among them, by what he saw and heard his righteous soul was vexed day after day with their 9 unlawful doings)—then be sure the Lord knows how to rescue the godly from trial, and how to keep the unrighteous under pun­ishment till the day of doom, io particularly those who fall in with the polluting appetite of</text:span></text:p>
        <text:p text:style-name="P10"><text:span text:style-name="CharStyle16">* Reading xota^oiiivovg TrjpEtv instead of</text:span></text:p>
        <text:p text:style-name="P10"><text:span text:style-name="CharStyle16">t Reading do£(3£&lt;nv or </text:span><text:span text:style-name="CharStyle18">tois</text:span><text:span text:style-name="CharStyle16"> d&lt;yej$£&lt;nv instead of doepeiv. As Weizsacker ren­ders it, “ein Vorbild des Kommenden gebend fiir die Gottlosen.”</text:span></text:p>
        <text:p text:style-name="P7"><text:span text:style-name="CharStyle14">the flesh and despise the Powers celestial. Daring, presumptuous creatures! they are not afraid to scoff at angelic Glories; where- </text:span><text:span text:style-name="CharStyle24">ii </text:span><text:span text:style-name="CharStyle14">as even angels, superior in might and power, lay no scoffing charge against such before the Lord. But these people!—like irra- is tional animals, creatures of mere instinct, born for capture and corruption, they scoff at what they are ignorant of; and like animals they will suffer corrup­tion and ruin, done out of * the </text:span><text:span text:style-name="CharStyle22">13 </text:span><text:span text:style-name="CharStyle14">profits of their evil doing. Pleas­ure for them is revelling in open daylight—spots and blots, with their dissipated revelling, as they carouse in your midst! Their 14 eyes are full of harlotry, insati­able for sin; their own hearts trained to lust, they beguile un­steady souls. Accursed genera­tion! they have gone wrong by 15 leaving the straight road, by fol­lowing the road of Balaam son of Bosor, who liked the profits of evil doing—but he got reproved 16 for his mal-practice: a dumb ass spoke with human voice and checked the prophet’s infatua­tion.</text:span></text:p>
        <text:p text:style-name="P12"><text:span text:style-name="CharStyle14">These people are waterless 17 fountains and mists driven by a squall, for whom the nether gloom of darkness is eternally reserved. By talking arrogant 18 futilities they beguile with the sensual lure of fleshly passion those who are just escaping from the company of misconduct— promising them freedom, when 19 they are themselves enslaved to corruption (for a man is the slave of whatever overpowers him). After escaping the pollu- 20 tions of the world by the knowl­edge of our Lord and Saviour Jesus Christ, if they get en-</text:span></text:p>
        <text:p text:style-name="P14"><text:span text:style-name="CharStyle16">* Reading dSocoiuevoi instead of xoiuovtievot.</text:span></text:p>
        <text:p text:style-name="P20"><text:span text:style-name="CharStyle14">tangled and overpowered again, the last state is worse for them</text:span></text:p>
        <text:list xml:id="list1060090462679806969" text:style-name="L1">
          <text:list-item>
            <text:p text:style-name="P23"><text:span text:style-name="CharStyle14"><text:tab/>than the first. Better had they never known the Way of right­eousness, than to know it and then turn back from the holy command which was committed</text:span></text:p>
          </text:list-item>
          <text:list-item>
            <text:p text:style-name="P24"><text:span text:style-name="CharStyle14"><text:tab/>to them. They verify the truth of the proverb:</text:span></text:p>
          </text:list-item>
        </text:list>
        <text:p text:style-name="P21"><text:span text:style-name="CharStyle23">“The dog turns hack to what he has vomited, </text:span><text:span text:style-name="CharStyle14">the sow when washed will wal­low in the mire.”</text:span></text:p>
        <text:p text:style-name="Body_20_text_20__28_2_29__20__2b__20_DropCap1">3<text:span text:style-name="CharStyle14"> This is the second letter I have already written to you, beloved, stirring up your pure </text:span><text:span text:style-name="CharStyle22">2</text:span><text:span text:style-name="CharStyle14"> mind * by way of reminder, to have you recollect the words spoken by the holy prophets be­</text:span><text:soft-page-break/><text:span text:style-name="CharStyle14">forehand and the command given by your apostles from the Lord and saviour.</text:span></text:p>
        <text:p text:style-name="P8"><text:span text:style-name="CharStyle22">3</text:span><text:span text:style-name="CharStyle14"> To begin with, you know that mockers will come with their mockeries in the last days, men who go by their own passions, </text:span><text:span text:style-name="CharStyle22">4</text:span><text:span text:style-name="CharStyle14"> asking, “Where is His promised advent? Since the day our fathers fell asleep, things remain exactly as they were from the </text:span><text:span text:style-name="CharStyle22">5</text:span><text:span text:style-name="CharStyle14"> beginning of creation.” They wilfully ignore the fact that heavens existed long ago, and an earth which God’s word formed of water and by water. </text:span><text:span text:style-name="CharStyle22">6</text:span><text:span text:style-name="CharStyle14"> By water the then-existing world </text:span><text:span text:style-name="CharStyle22">7</text:span><text:span text:style-name="CharStyle14"> was deluged and destroyed, but the present heavens and earth are treasured up by the same word for fire, reserved for the day when the impious are </text:span><text:span text:style-name="CharStyle22">8</text:span><text:span text:style-name="CharStyle14"> doomed and destroyed. Be­loved, you must not ignore this one fact, that </text:span><text:span text:style-name="CharStyle23">with the Lord</text:span><text:span text:style-name="CharStyle14"> a single day is like a thousand years, and a </text:span><text:span text:style-name="CharStyle23">thousand years are</text:span></text:p>
        <text:p text:style-name="P11"><text:span text:style-name="CharStyle20">*</text:span><text:span text:style-name="CharStyle16"> A difficult phrase, referring perhaps to freedom from the contamination of heresies. Reuss renders, “votre sain jugement.”</text:span></text:p>
        <text:p text:style-name="P7"><text:span text:style-name="CharStyle23">like a single day.</text:span><text:span text:style-name="CharStyle14"> The Lord is </text:span><text:span text:style-name="CharStyle22">9 </text:span><text:span text:style-name="CharStyle14">not slow with what he promises, according to certain people’s idea of slowness; no, he is long- suffering for your sake,* he does not wish any to perish but all to betake them to repentance.</text:span></text:p>
        <text:p text:style-name="P17"><text:span text:style-name="CharStyle14">The day of the Lord will come io like a thief, when the heavens will vanish with crackling roar, the stars will be set ablaze and melt, the earth and all its works will disappear, t Now as all n things are thus to be dissolved, what holy and godly men ought you to be in your behaviour, you 12 who expect and hasten the ad­vent of the Day of God, which dissolves the heavens in fire, making the stars blaze and melt!</text:span></text:p>
        <text:p text:style-name="P7"><text:span text:style-name="CharStyle14">It is new heavens and a new 13 earth that we expect, as He has promised, and in them dwells righteousness. So, beloved, as 14 you are expecting this, be eager to be found by him unspotted and unblemished in serene as­surance, and consider that the 15 long-suffering of our Lord means salvation. As indeed our beloved brother Paul has written to you, out of the wisdom vouchsafed to him, speaking of this as he 16 has done in all his letters—let­ters containing some knotty points, which ignorant and un­steady souls twist (as they do the rest of the scriptures) to their own destruction.</text:span></text:p>
        <text:p text:style-name="P18"><text:span text:style-name="CharStyle14">Now, beloved, you are fore- 17 warned: see that you are not carried away by the error of the lawless and so lose your proper footing; but go on growing in the 18 grace and knowledge of our Lord and saviour Jesus Christ. To him be glory now and to the day of eternity: Amen.</text:span></text:p>
        <text:p text:style-name="P16"><text:span text:style-name="CharStyle16">* Reading St’.</text:span></text:p>
        <text:p text:style-name="P16"><text:span text:style-name="CharStyle16">f Adding ovx before e^eeftrtoETCu with the Sahidic versio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gsanaUPC" svg:font-family="AngsanaUPC"/>
    <style:font-face style:name="Courier New" svg:font-family="'Courier New'"/>
    <style:font-face style:name="Georgia" svg:font-family="Georgi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dy_20_text_20__28_3_29_" style:display-name="Body text (3)" style:family="paragraph" style:master-page-name="">
      <style:graphic-properties draw:fill="solid" draw:fill-color="#ffffff" draw:opacity="100%"/>
      <style:paragraph-properties fo:margin-top="0in" fo:margin-bottom="0.0835in" loext:contextual-spacing="false" fo:line-height="0in" fo:text-align="center" style:justify-single-word="false" style:page-number="auto" fo:background-color="#ffffff"/>
      <style:text-properties style:text-line-through-style="none" style:text-line-through-type="none" style:font-name="Georgia" fo:font-family="Georgia" fo:font-size="8pt" fo:font-style="normal" style:text-underline-style="none" fo:font-weight="bold" style:font-name-asian="Georgia" style:font-family-asian="Georgia" style:font-size-asian="8pt" style:font-style-asian="normal" style:font-weight-asian="bold" style:font-name-complex="Georgia" style:font-family-complex="Georgia" style:font-size-complex="8pt" style:font-style-complex="normal" style:font-weight-complex="bold"/>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AngsanaUPC" fo:font-family="AngsanaUPC" fo:font-size="13pt" fo:font-style="normal" style:text-underline-style="none" fo:font-weight="bold" style:font-name-asian="AngsanaUPC" style:font-family-asian="AngsanaUPC" style:font-size-asian="13pt" style:font-style-asian="normal" style:font-weight-asian="bold" style:font-name-complex="AngsanaUPC" style:font-family-complex="AngsanaUPC" style:font-size-complex="13pt" style:font-style-complex="normal" style:font-weight-complex="bold"/>
    </style:style>
    <style:style style:name="Heading_20__23_1" style:display-name="Heading #1" style:family="paragraph" style:master-page-name="">
      <style:graphic-properties draw:fill="solid" draw:fill-color="#ffffff" draw:opacity="100%"/>
      <style:paragraph-properties fo:margin-top="0.0835in" fo:margin-bottom="0in" loext:contextual-spacing="false" fo:line-height="0in" fo:text-align="center" style:justify-single-word="false" style:page-number="auto" fo:background-color="#ffffff"/>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Body_20_text_20__28_4_29_" style:display-name="Body text (4)" style:family="paragraph" style:master-page-name="">
      <style:graphic-properties draw:fill="solid" draw:fill-color="#ffffff" draw:opacity="100%"/>
      <style:paragraph-properties fo:margin-left="0in" fo:margin-right="0in" fo:line-height="0.1299in" fo:text-indent="0.2083in" style:auto-text-indent="false" style:page-number="auto" fo:background-color="#ffffff"/>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Body_20_text_20__28_2_29_" style:display-name="Body text (2)" style:family="paragraph" style:master-page-name="">
      <style:graphic-properties draw:fill="solid" draw:fill-color="#ffffff" draw:opacity="100%"/>
      <style:paragraph-properties fo:margin-left="0in" fo:margin-right="0in" fo:line-height="0.1299in" fo:text-align="end" style:justify-single-word="false" fo:text-indent="-0.1945in" style:auto-text-indent="false" style:page-number="auto" fo:background-color="#ffffff"/>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Body_20_text_20__28_5_29_" style:display-name="Body text (5)" style:family="paragraph" style:master-page-name="">
      <style:graphic-properties draw:fill="solid" draw:fill-color="#ffffff" draw:opacity="100%"/>
      <style:paragraph-properties fo:margin-left="0in" fo:margin-right="0in" fo:line-height="0in" fo:text-indent="0.1528in" style:auto-text-indent="false" style:page-number="auto" fo:background-color="#ffffff"/>
      <style:text-properties style:text-line-through-style="none" style:text-line-through-type="none" style:font-name="AngsanaUPC" fo:font-family="AngsanaUPC" fo:font-size="11pt" fo:font-style="normal" style:text-underline-style="none" fo:font-weight="normal" style:font-name-asian="AngsanaUPC" style:font-family-asian="AngsanaUPC" style:font-size-asian="11pt" style:font-style-asian="normal" style:font-weight-asian="normal" style:font-name-complex="AngsanaUPC" style:font-family-complex="AngsanaUPC" style:font-size-complex="11pt" style:font-style-complex="normal" style:font-weight-complex="normal"/>
    </style:style>
    <style:style style:name="Body_20_text_20__28_2_29__20__2b__20_DropCap1" style:display-name="Body text (2) + DropCap1" style:family="paragraph" style:parent-style-name="Body_20_text_20__28_2_29_" style:master-page-name="">
      <style:paragraph-properties fo:margin-left="0in" fo:margin-right="0in" fo:margin-top="0in" fo:margin-bottom="0in" loext:contextual-spacing="false" fo:text-align="justify" style:justify-single-word="false" fo:text-indent="0.1945in" style:auto-text-indent="false" style:page-number="auto">
        <style:drop-cap style:lines="2" style:distance="0.0035in" style:style-name="DropCap3"/>
      </style:paragraph-properties>
    </style:style>
    <style:style style:name="Body_20_text_20__28_4_29__20__2b__20_DropCap2" style:display-name="Body text (4) + DropCap2" style:family="paragraph" style:parent-style-name="Body_20_text_20__28_4_29_" style:master-page-name="">
      <style:paragraph-properties fo:margin-left="0in" fo:margin-right="0in" fo:margin-top="0in" fo:margin-bottom="0in" loext:contextual-spacing="false" fo:text-align="start" style:justify-single-word="false" fo:text-indent="0.2083in" style:auto-text-indent="false" style:page-number="auto">
        <style:drop-cap style:lines="2" style:distance="0.0598in" style:style-name="DropCap1"/>
      </style:paragraph-properties>
    </style:style>
    <style:style style:name="Body_20_text_20__28_2_29__20__2b__20_DropCap3" style:display-name="Body text (2) + DropCap3" style:family="paragraph" style:parent-style-name="Body_20_text_20__28_2_29_" style:master-page-name="">
      <style:paragraph-properties fo:margin-left="0in" fo:margin-right="0in" fo:margin-top="0in" fo:margin-bottom="0in" loext:contextual-spacing="false" fo:line-height="0.1272in" fo:text-align="justify" style:justify-single-word="false" fo:text-indent="0.1945in" style:auto-text-indent="false" style:page-number="auto">
        <style:drop-cap style:lines="2" style:distance="0.0035in" style:style-name="DropCap2"/>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8pt" fo:font-style="normal" style:text-underline-style="none" fo:font-weight="bold" style:font-name-asian="Georgia" style:font-family-asian="Georgia" style:font-size-asian="8pt" style:font-style-asian="normal" style:font-weight-asian="bold" style:font-name-complex="Georgia" style:font-family-complex="Georgia" style:font-size-complex="8pt" style:font-style-complex="normal" style:font-weight-complex="bold"/>
    </style:style>
    <style:style style:name="CharStyle6" style:family="text" style:parent-style-name="DefaultFontStyle">
      <style:text-properties style:text-line-through-style="none" style:text-line-through-type="none" style:font-name="AngsanaUPC" fo:font-family="AngsanaUPC" fo:font-size="13pt" fo:font-style="normal" style:text-underline-style="none" fo:font-weight="bold" style:font-name-asian="AngsanaUPC" style:font-family-asian="AngsanaUPC" style:font-size-asian="13pt" style:font-style-asian="normal" style:font-weight-asian="bold" style:font-name-complex="AngsanaUPC" style:font-family-complex="AngsanaUPC" style:font-size-complex="13pt" style:font-style-complex="normal" style:font-weight-complex="bold"/>
    </style:style>
    <style:style style:name="CharStyle7" style:family="text" style:parent-style-name="CharStyle6">
      <style:text-properties fo:color="#000000" style:text-position="0% 100%" fo:letter-spacing="normal" fo:language="en" fo:country="US" style:language-asian="en" style:country-asian="US" style:language-complex="en" style:country-complex="US" style:text-scale="100%"/>
    </style:style>
    <style:style style:name="CharStyle9" style:family="text" style:parent-style-name="DefaultFontStyle">
      <style:text-properties style:text-line-through-style="none" style:text-line-through-type="none" style:font-name="Georgia" fo:font-family="Georgia" fo:font-size="13pt" fo:font-style="normal" style:text-underline-style="none" fo:font-weight="bold" style:font-name-asian="Georgia" style:font-family-asian="Georgia" style:font-size-asian="13pt" style:font-style-asian="normal" style:font-weight-asian="bold" style:font-name-complex="Georgia" style:font-family-complex="Georgia" style:font-size-complex="13pt" style:font-style-complex="normal" style:font-weight-complex="bold"/>
    </style:style>
    <style:style style:name="CharStyle11" style:family="text" style:parent-style-name="DefaultFontStyle">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DropCap1" style:family="text">
      <style:text-properties fo:color="#000000" style:text-line-through-style="none" style:text-line-through-type="none" style:text-position="42% 58%" style:font-name="Georgia" fo:font-family="Georgia" fo:font-size="17pt" fo:letter-spacing="normal" fo:font-style="normal" style:text-underline-style="none" fo:font-weight="bold" style:font-name-asian="Georgia" style:font-family-asian="Georgia" style:font-size-asian="17pt" style:font-style-asian="normal" style:font-weight-asian="bold" style:font-name-complex="Georgia" style:font-family-complex="Georgia" style:font-size-complex="17pt" style:font-style-complex="normal" style:font-weight-complex="bold" style:text-scale="100%"/>
    </style:style>
    <style:style style:name="CharStyle14" style:family="text" style:parent-style-name="DefaultFontStyle">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CharStyle16" style:family="text" style:parent-style-name="DefaultFontStyle">
      <style:text-properties style:text-line-through-style="none" style:text-line-through-type="none" style:font-name="AngsanaUPC" fo:font-family="AngsanaUPC" fo:font-size="11pt" fo:font-style="normal" style:text-underline-style="none" fo:font-weight="normal" style:font-name-asian="AngsanaUPC" style:font-family-asian="AngsanaUPC" style:font-size-asian="11pt" style:font-style-asian="normal" style:font-weight-asian="normal" style:font-name-complex="AngsanaUPC" style:font-family-complex="AngsanaUPC" style:font-size-complex="11pt" style:font-style-complex="normal" style:font-weight-complex="normal"/>
    </style:style>
    <style:style style:name="CharStyle17" style:family="text" style:parent-style-name="CharStyle16">
      <style:text-properties fo:font-variant="small-caps" fo:color="#000000" style:text-position="0% 100%" style:font-name="Georgia" fo:font-family="Georgia" fo:font-size="5.5pt" fo:letter-spacing="normal" fo:language="en" fo:country="US" style:font-name-asian="Georgia" style:font-family-asian="Georgia" style:font-size-asian="5.5pt" style:language-asian="en" style:country-asian="US" style:font-name-complex="Georgia" style:font-family-complex="Georgia" style:font-size-complex="5.5pt" style:language-complex="en" style:country-complex="US" style:text-scale="100%"/>
    </style:style>
    <style:style style:name="CharStyle18" style:family="text" style:parent-style-name="CharStyle16">
      <style:text-properties fo:font-variant="small-caps" fo:color="#000000" style:text-position="0% 100%" fo:letter-spacing="normal" fo:language="en" fo:country="US" style:language-asian="en" style:country-asian="US" style:language-complex="en" style:country-complex="US" style:text-scale="100%"/>
    </style:style>
    <style:style style:name="CharStyle19" style:family="text" style:parent-style-name="CharStyle14">
      <style:text-properties fo:color="#000000" style:text-position="0% 100%" fo:font-size="7.5pt" fo:letter-spacing="-0.0071in" fo:language="en" fo:country="US" fo:font-weight="normal" style:font-size-asian="7.5pt" style:language-asian="en" style:country-asian="US" style:font-weight-asian="normal" style:font-size-complex="7.5pt" style:language-complex="en" style:country-complex="US" style:font-weight-complex="normal" style:text-scale="100%"/>
    </style:style>
    <style:style style:name="CharStyle20" style:family="text" style:parent-style-name="CharStyle16">
      <style:text-properties fo:color="#000000" style:text-position="0% 100%" style:font-name="Georgia" fo:font-family="Georgia" fo:font-size="6.5pt" fo:letter-spacing="normal" fo:language="en" fo:country="US" fo:font-style="italic" fo:font-weight="bold" style:font-name-asian="Georgia" style:font-family-asian="Georgia" style:font-size-asian="6.5pt" style:language-asian="en" style:country-asian="US" style:font-style-asian="italic" style:font-weight-asian="bold" style:font-name-complex="Georgia" style:font-family-complex="Georgia" style:font-size-complex="6.5pt" style:language-complex="en" style:country-complex="US" style:font-style-complex="italic" style:font-weight-complex="bold" style:text-scale="100%"/>
    </style:style>
    <style:style style:name="DropCap2" style:family="text">
      <style:text-properties fo:color="#000000" style:text-line-through-style="none" style:text-line-through-type="none" style:text-position="53% 58%" style:font-name="Courier New" fo:font-family="'Courier New'" fo:font-size="18pt" fo:letter-spacing="normal" fo:font-style="normal" style:text-underline-style="none" fo:font-weight="bold" style:font-name-asian="Courier New" style:font-family-asian="'Courier New'" style:font-size-asian="18pt" style:font-style-asian="normal" style:font-weight-asian="bold" style:font-name-complex="Courier New" style:font-family-complex="'Courier New'" style:font-size-complex="18pt" style:font-style-complex="normal" style:font-weight-complex="bold" style:text-scale="100%"/>
    </style:style>
    <style:style style:name="CharStyle22" style:family="text" style:parent-style-name="CharStyle14">
      <style:text-properties fo:color="#000000" style:text-position="0% 100%" style:font-name="AngsanaUPC" fo:font-family="AngsanaUPC" fo:font-size="13pt" fo:letter-spacing="normal"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23" style:family="text" style:parent-style-name="CharStyle14">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24" style:family="text" style:parent-style-name="CharStyle14">
      <style:text-properties fo:font-variant="small-caps" fo:color="#000000" style:text-position="0% 100%" fo:letter-spacing="normal" fo:language="en" fo:country="US" style:language-asian="en" style:country-asian="US" style:language-complex="en" style:country-complex="US" style:text-scale="100%"/>
    </style:style>
    <style:style style:name="DropCap3" style:family="text">
      <style:text-properties fo:color="#000000" style:text-line-through-style="none" style:text-line-through-type="none" style:text-position="33% 58%" style:font-name="Courier New" fo:font-family="'Courier New'" fo:font-size="18pt" fo:letter-spacing="normal" fo:font-style="normal" style:text-underline-style="none" fo:font-weight="bold" style:font-name-asian="Courier New" style:font-family-asian="'Courier New'" style:font-size-asian="18pt" style:font-style-asian="normal" style:font-weight-asian="bold" style:font-name-complex="Courier New" style:font-family-complex="'Courier New'" style:font-size-complex="18pt" style:font-style-complex="normal" style:font-weight-complex="bold"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29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71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0346in" fo:margin-left="0in" fo:margin-right="0in" fo:margin-bottom="0in"/>
      </style:header-style>
      <style:footer-style>
        <style:header-footer-properties fo:min-height="3.4846in" fo:margin-left="0in" fo:margin-right="0in" fo:margin-top="3.4846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437in" fo:margin-left="0in" fo:margin-right="0in" fo:margin-bottom="0in"/>
      </style:header-style>
      <style:footer-style>
        <style:header-footer-properties fo:min-height="3.5898in" fo:margin-left="0in" fo:margin-right="0in" fo:margin-top="3.5898in"/>
      </style:footer-style>
    </style:page-layout>
  </office:automatic-styles>
  <office:master-styles>
    <style:master-page style:name="Standard" style:page-layout-name="Mpm1"/>
    <style:master-page style:name="PageStyle0" style:page-layout-name="Mpm2">
      <style:header>
        <text:p text:style-name="MP1"/>
      </style:header>
      <style:header-left>
        <text:p text:style-name="MP1"/>
      </style:header-left>
      <style:footer>
        <text:p text:style-name="MP2"><draw:frame draw:style-name="Mfr1" draw:name="Frame1" text:anchor-type="paragraph" svg:x="4.1465in" svg:y="7.5083in" draw:z-index="0"><draw:text-box fo:min-height="0.0902in" fo:min-width="0.1701in"><text:p text:style-name="MP3"><text:span text:style-name="CharStyle7">297</text:span></text:p></draw:text-box></draw:frame></text:p>
      </style:footer>
      <style:footer-left>
        <text:p text:style-name="MP2"><draw:frame draw:style-name="Mfr1" draw:name="1" text:anchor-type="paragraph" svg:x="4.1465in" svg:y="7.5083in" draw:z-index="0"><draw:text-box fo:min-height="0.0902in" fo:min-width="0.1701in"><text:p text:style-name="MP3"><text:span text:style-name="CharStyle7">297</text:span></text:p></draw:text-box></draw:frame></text:p>
      </style:footer-left>
    </style:master-page>
    <style:master-page style:name="PageStyle1" style:page-layout-name="Mpm3">
      <style:header>
        <text:p text:style-name="MP1"><draw:frame draw:style-name="Mfr1" draw:name="2" text:anchor-type="paragraph" svg:x="3.8209in" svg:y="0.6071in" draw:z-index="1"><draw:text-box fo:min-height="0.1071in" fo:min-width="2.3929in"><text:p text:style-name="MP4"><text:span text:style-name="CharStyle7">2 PETER 3<text:tab/>299</text:span></text:p></draw:text-box></draw:frame></text:p>
      </style:header>
      <style:header-left>
        <text:p text:style-name="MP1"><draw:frame draw:style-name="Mfr1" draw:name="3" text:anchor-type="paragraph" svg:x="2.1189in" svg:y="0.5902in" draw:z-index="2"><draw:text-box fo:min-height="0.1071in" fo:min-width="2.4071in"><text:p text:style-name="MP5"><text:span text:style-name="CharStyle7">298<text:tab/>2 PETER 2</text:span></text:p></draw:text-box></draw:frame></text:p>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0" meta:object-count="0" meta:page-count="3" meta:paragraph-count="33" meta:word-count="1653" meta:character-count="9061" meta:non-whitespace-character-count="7450"/>
    <meta:generator>LibreOffice/4.4.5.2$Windows_x86 LibreOffice_project/a22f674fd25a3b6f45bdebf25400ed2adff0ff99</meta:generator>
  </office:meta>
</office:document-meta>
</file>